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 svg:font-family=""/>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erdana" svg:font-family="Verdana, sans-serif"/>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Verdana" fo:font-size="11pt" fo:font-style="normal" style:text-underline-style="none" fo:font-weight="bold" officeooo:paragraph-rsid="0010827e"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Liberation Sans" fo:font-size="11pt" fo:font-style="normal" style:text-underline-style="none" fo:font-weight="bold" officeooo:paragraph-rsid="0010827e" style:text-blinking="false" fo:background-color="transparent" style:font-size-asian="11pt" style:font-size-complex="11pt"/>
    </style:style>
    <style:style style:name="P3" style:family="paragraph" style:parent-style-name="Text_20_body" style:list-style-name="L1">
      <loext:graphic-properties draw:fill="none" draw:fill-color="#ffffff"/>
      <style:paragraph-properties fo:margin-left="0.1528in" fo:margin-right="0in" fo:margin-top="0.139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Liberation Sans" fo:font-size="11pt" fo:font-style="normal" style:text-underline-style="none" fo:font-weight="normal" style:text-blinking="false" fo:background-color="transparent" style:font-size-asian="11pt" style:font-size-complex="11pt"/>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officeooo:paragraph-rsid="000ef2aa"/>
    </style:style>
    <style:style style:name="P5"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officeooo:paragraph-rsid="0013c8d0"/>
    </style:style>
    <style:style style:name="P6" style:family="paragraph" style:parent-style-name="Text_20_body" style:list-style-name="L23">
      <style:paragraph-properties fo:margin-top="0in" fo:margin-bottom="0.1252in" style:contextual-spacing="false" style:line-height-at-least="0.25in" fo:orphans="2" fo:widows="2" fo:padding="0in" fo:border="none"/>
    </style:style>
    <style:style style:name="P7" style:family="paragraph" style:parent-style-name="Text_20_body" style:list-style-name="L17"/>
    <style:style style:name="P8" style:family="paragraph" style:parent-style-name="Text_20_body" style:list-style-name="L18"/>
    <style:style style:name="P9" style:family="paragraph" style:parent-style-name="Text_20_body" style:list-style-name="L19"/>
    <style:style style:name="P10" style:family="paragraph" style:parent-style-name="Text_20_body" style:list-style-name="L20"/>
    <style:style style:name="P11" style:family="paragraph" style:parent-style-name="Text_20_body" style:list-style-name="L21"/>
    <style:style style:name="P12" style:family="paragraph" style:parent-style-name="Text_20_body" style:list-style-name="L22"/>
    <style:style style:name="P13" style:family="paragraph" style:parent-style-name="Text_20_body">
      <loext:graphic-properties draw:fill="solid" draw:fill-color="#ffffff" draw:opacity="100%"/>
      <style:paragraph-properties fo:margin-left="0.1528in" fo:margin-right="0in" fo:margin-top="0in" fo:margin-bottom="0in" style:contextual-spacing="false" fo:line-height="138%" fo:text-indent="0in" style:auto-text-indent="false" fo:background-color="#ffffff" style:writing-mode="lr-tb"/>
      <style:text-properties style:font-name="Liberation Sans" fo:font-size="11pt" style:font-size-asian="11pt" style:font-size-complex="11pt"/>
    </style:style>
    <style:style style:name="P1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style:font-name="Liberation Sans" fo:font-size="11pt" officeooo:paragraph-rsid="000ef2aa" style:font-size-asian="11pt" style:font-size-complex="11pt"/>
    </style:style>
    <style:style style:name="P15"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style:font-name="Liberation Sans" fo:font-size="11pt" officeooo:paragraph-rsid="00164f05" style:font-size-asian="11pt" style:font-size-complex="11pt"/>
    </style:style>
    <style:style style:name="P16"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style:font-name="Liberation Sans" fo:font-size="11pt" officeooo:paragraph-rsid="0013c8d0" style:font-size-asian="11pt" style:font-size-complex="11pt"/>
    </style:style>
    <style:style style:name="P17" style:family="paragraph" style:parent-style-name="Text_20_body">
      <style:text-properties style:font-name="Liberation Sans" fo:font-size="11pt" officeooo:rsid="00111931" officeooo:paragraph-rsid="00111931" style:font-size-asian="11pt" style:font-size-complex="11pt"/>
    </style:style>
    <style:style style:name="P18"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style:font-name="Liberation Sans" fo:font-size="11pt" officeooo:rsid="0013c8d0" officeooo:paragraph-rsid="0013c8d0" style:font-size-asian="11pt" style:font-size-complex="11pt"/>
    </style:style>
    <style:style style:name="P19" style:family="paragraph" style:parent-style-name="Text_20_body" style:list-style-name="L26">
      <style:text-properties style:font-name="Liberation Sans" fo:font-size="11pt" style:font-size-asian="11pt" style:font-size-complex="11pt"/>
    </style:style>
    <style:style style:name="P20" style:family="paragraph" style:parent-style-name="Text_20_body" style:list-style-name="L27">
      <style:text-properties style:font-name="Liberation Sans" fo:font-size="11pt" style:font-size-asian="11pt" style:font-size-complex="11pt"/>
    </style:style>
    <style:style style:name="P21" style:family="paragraph" style:parent-style-name="Text_20_body" style:list-style-name="L28">
      <style:text-properties style:font-name="Liberation Sans" fo:font-size="11pt" style:font-size-asian="11pt" style:font-size-complex="11pt"/>
    </style:style>
    <style:style style:name="P22" style:family="paragraph" style:parent-style-name="Text_20_body" style:list-style-name="L29">
      <style:text-properties style:font-name="Liberation Sans" fo:font-size="11pt" style:font-size-asian="11pt" style:font-size-complex="11pt"/>
    </style:style>
    <style:style style:name="P23" style:family="paragraph" style:parent-style-name="Text_20_body" style:list-style-name="L30">
      <style:text-properties style:font-name="Liberation Sans" fo:font-size="11pt" style:font-size-asian="11pt" style:font-size-complex="11pt"/>
    </style:style>
    <style:style style:name="P24" style:family="paragraph" style:parent-style-name="Text_20_body" style:list-style-name="L31">
      <style:text-properties style:font-name="Liberation Sans" fo:font-size="11pt" style:font-size-asian="11pt" style:font-size-complex="11pt"/>
    </style:style>
    <style:style style:name="P25" style:family="paragraph" style:parent-style-name="Text_20_body" style:list-style-name="L32">
      <style:text-properties style:font-name="Liberation Sans" fo:font-size="11pt" style:font-size-asian="11pt" style:font-size-complex="11pt"/>
    </style:style>
    <style:style style:name="P26"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style:font-name="Liberation Sans" fo:font-size="11pt" officeooo:rsid="00164f05" officeooo:paragraph-rsid="00164f05" style:font-size-asian="11pt" style:font-size-complex="11pt"/>
    </style:style>
    <style:style style:name="P27" style:family="paragraph" style:parent-style-name="Text_20_body">
      <style:text-properties style:font-name="Liberation Sans" fo:font-size="11pt" officeooo:paragraph-rsid="001746c3" style:font-size-asian="11pt" style:font-size-complex="11pt"/>
    </style:style>
    <style:style style:name="P28" style:family="paragraph" style:parent-style-name="Text_20_body">
      <style:text-properties style:font-name="Liberation Sans" fo:font-size="11pt" style:font-size-asian="11pt" style:font-size-complex="11pt"/>
    </style:style>
    <style:style style:name="P29"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style:font-name="Liberation Sans" fo:font-size="11pt" officeooo:rsid="0018d5f3" officeooo:paragraph-rsid="0018d5f3" style:font-size-asian="11pt" style:font-size-complex="11pt"/>
    </style:style>
    <style:style style:name="P30"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style:font-name="Liberation Sans" fo:font-size="11pt" fo:font-weight="normal" officeooo:paragraph-rsid="000ef2aa" style:font-size-asian="11pt" style:font-weight-asian="normal" style:font-size-complex="11pt" style:font-weight-complex="normal"/>
    </style:style>
    <style:style style:name="P31" style:family="paragraph" style:parent-style-name="Text_20_body">
      <style:text-properties style:font-name="Liberation Sans" fo:font-size="11pt" fo:font-weight="normal" style:font-size-asian="11pt" style:font-weight-asian="normal" style:font-size-complex="11pt" style:font-weight-complex="normal"/>
    </style:style>
    <style:style style:name="P32" style:family="paragraph">
      <loext:graphic-properties draw:fill="none" draw:fill-color="#ffffff"/>
    </style:style>
    <style:style style:name="P33" style:family="paragraph">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0ef2aa" style:font-weight-asian="normal" style:font-weight-complex="normal"/>
    </style:style>
    <style:style style:name="T3" style:family="text">
      <style:text-properties fo:color="#000000" loext:opacity="100%" fo:background-color="transparent" loext:char-shading-value="0"/>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loext:opacity="100%" style:text-line-through-style="none" style:text-line-through-type="none" fo:font-style="normal" style:text-underline-style="none" fo:font-weight="normal" officeooo:rsid="00164f05"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fo:font-style="normal" style:text-underline-style="none" fo:font-weight="normal" officeooo:rsid="0013c8d0"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0d2e3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18d5f3"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bold" officeooo:rsid="0013c8d0"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bold" officeooo:rsid="000ef2aa"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Liberation Sans" fo:font-size="11pt" fo:font-style="normal" style:text-underline-style="none" fo:font-weight="normal" officeooo:rsid="00164f05" style:text-blinking="false" fo:background-color="transparent" loext:char-shading-value="0" style:font-size-asian="11pt" style:font-weight-asian="normal" style:font-size-complex="11pt" style:font-weight-complex="normal"/>
    </style:style>
    <style:style style:name="T15" style:family="text">
      <style:text-properties fo:font-variant="normal" fo:text-transform="none" fo:color="#000000" loext:opacity="100%" style:text-line-through-style="none" style:text-line-through-type="none" style:font-name="Liberation Sans" fo:font-size="11pt" fo:font-style="normal" style:text-underline-style="none" fo:font-weight="normal" officeooo:rsid="000ef2aa" style:text-blinking="false" fo:background-color="transparent" loext:char-shading-value="0" style:font-size-asian="11pt" style:font-weight-asian="normal" style:font-size-complex="11pt" style:font-weight-complex="normal"/>
    </style:style>
    <style:style style:name="T16" style:family="text">
      <style:text-properties fo:font-variant="normal" fo:text-transform="none" fo:color="#0a0a0a" loext:opacity="100%" style:text-line-through-style="none" style:text-line-through-type="none" fo:letter-spacing="normal" fo:font-style="normal" style:text-underline-style="none" fo:font-weight="normal" officeooo:rsid="0013c8d0" style:text-blinking="false" fo:background-color="transparent" loext:char-shading-value="0" style:font-weight-asian="normal" style:font-weight-complex="normal"/>
    </style:style>
    <style:style style:name="T17" style:family="text">
      <style:text-properties fo:font-variant="normal" fo:text-transform="none" fo:color="#0a0a0a" loext:opacity="100%" style:text-line-through-style="none" style:text-line-through-type="none" fo:letter-spacing="normal" fo:font-style="normal" style:text-underline-style="none" fo:font-weight="normal" officeooo:rsid="00164f05" style:text-blinking="false" fo:background-color="transparent" loext:char-shading-value="0" style:font-weight-asian="normal" style:font-weight-complex="normal"/>
    </style:style>
    <style:style style:name="T18" style:family="text">
      <style:text-properties fo:font-variant="normal" fo:text-transform="none" fo:color="#0a0a0a" loext:opacity="100%" style:text-line-through-style="none" style:text-line-through-type="none" fo:letter-spacing="normal" fo:font-style="normal" style:text-underline-style="none" fo:font-weight="normal" officeooo:rsid="0018d5f3" style:text-blinking="false" fo:background-color="transparent" loext:char-shading-value="0" style:font-weight-asian="normal" style:font-weight-complex="normal"/>
    </style:style>
    <style:style style:name="T19" style:family="text">
      <style:text-properties fo:font-variant="normal" fo:text-transform="none" fo:color="#0a0a0a" loext:opacity="100%" style:font-name="Liberation Sans" fo:font-size="11pt" fo:letter-spacing="normal" fo:font-style="normal" style:text-underline-style="none" fo:font-weight="normal" style:font-size-asian="11pt" style:font-weight-asian="normal" style:font-size-complex="11pt" style:font-weight-complex="normal"/>
    </style:style>
    <style:style style:name="T20" style:family="text">
      <style:text-properties fo:font-variant="normal" fo:text-transform="none" fo:color="#0a0a0a" loext:opacity="100%" style:font-name="Liberation Sans" fo:font-size="11pt" fo:letter-spacing="normal" fo:font-style="normal" style:text-underline-style="none" fo:font-weight="normal" officeooo:rsid="0010827e" style:font-size-asian="11pt" style:font-weight-asian="normal" style:font-size-complex="11pt" style:font-weight-complex="normal"/>
    </style:style>
    <style:style style:name="T21" style:family="text">
      <style:text-properties fo:font-variant="normal" fo:text-transform="none" fo:color="#001d35" loext:opacity="100%" fo:letter-spacing="normal" fo:font-style="normal" style:text-underline-style="none" fo:font-weight="normal" officeooo:rsid="000ef2aa" style:font-weight-asian="normal" style:font-weight-complex="normal"/>
    </style:style>
    <style:style style:name="T22" style:family="text">
      <style:text-properties fo:font-weight="bold" officeooo:rsid="001746c3" style:font-weight-asian="bold" style:font-weight-complex="bold"/>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style:font-name="Liberation Sans" fo:font-size="11pt" style:font-size-asian="11pt" style:font-size-complex="11pt"/>
    </style:style>
    <style:style style:name="T25" style:family="text">
      <style:text-properties style:font-name="Liberation Sans" fo:font-size="11pt" fo:font-weight="normal" style:font-size-asian="11pt" style:font-weight-asian="normal" style:font-size-complex="11pt" style:font-weight-complex="normal"/>
    </style:style>
    <style:style style:name="T26" style:family="text">
      <style:text-properties style:font-name="Liberation Sans" fo:font-size="11pt" fo:font-weight="normal" officeooo:rsid="000ef2aa" style:font-size-asian="11pt" style:font-weight-asian="normal" style:font-size-complex="11pt" style:font-weight-complex="normal"/>
    </style:style>
    <style:style style:name="T27" style:family="text">
      <style:text-properties style:font-name="Liberation Sans" fo:font-weight="normal" style:font-size-asian="11pt" style:font-weight-asian="normal" style:font-size-complex="11pt" style:font-weight-complex="normal"/>
    </style:style>
    <style:style style:name="T28" style:family="text">
      <style:text-properties style:font-name="Liberation Sans" fo:font-weight="normal" officeooo:rsid="0010827e" style:font-size-asian="11pt" style:font-weight-asian="normal" style:font-size-complex="11pt" style:font-weight-complex="normal"/>
    </style:style>
    <style:style style:name="T29" style:family="text">
      <style:text-properties officeooo:rsid="0018d5f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5461in" text:min-label-width="0.1965in"/>
      </text:list-level-style-number>
      <text:list-level-style-number text:level="2" text:style-name="Numbering_20_Symbols" loext:num-list-format="%2%." style:num-suffix="." style:num-format="1">
        <style:list-level-properties text:space-before="1.0382in" text:min-label-width="0.1965in"/>
      </text:list-level-style-number>
      <text:list-level-style-number text:level="3" text:style-name="Numbering_20_Symbols" loext:num-list-format="%3%." style:num-suffix="." style:num-format="1">
        <style:list-level-properties text:space-before="1.5307in" text:min-label-width="0.1965in"/>
      </text:list-level-style-number>
      <text:list-level-style-number text:level="4" text:style-name="Numbering_20_Symbols" loext:num-list-format="%4%." style:num-suffix="." style:num-format="1">
        <style:list-level-properties text:space-before="2.0228in" text:min-label-width="0.1965in"/>
      </text:list-level-style-number>
      <text:list-level-style-number text:level="5" text:style-name="Numbering_20_Symbols" loext:num-list-format="%5%." style:num-suffix="." style:num-format="1">
        <style:list-level-properties text:space-before="2.5154in" text:min-label-width="0.1965in"/>
      </text:list-level-style-number>
      <text:list-level-style-number text:level="6" text:style-name="Numbering_20_Symbols" loext:num-list-format="%6%." style:num-suffix="." style:num-format="1">
        <style:list-level-properties text:space-before="3.0079in" text:min-label-width="0.1965in"/>
      </text:list-level-style-number>
      <text:list-level-style-number text:level="7" text:style-name="Numbering_20_Symbols" loext:num-list-format="%7%." style:num-suffix="." style:num-format="1">
        <style:list-level-properties text:space-before="3.5in" text:min-label-width="0.1965in"/>
      </text:list-level-style-number>
      <text:list-level-style-number text:level="8" text:style-name="Numbering_20_Symbols" loext:num-list-format="%8%." style:num-suffix="." style:num-format="1">
        <style:list-level-properties text:space-before="3.9925in" text:min-label-width="0.1965in"/>
      </text:list-level-style-number>
      <text:list-level-style-number text:level="9" text:style-name="Numbering_20_Symbols" loext:num-list-format="%9%." style:num-suffix="." style:num-format="1">
        <style:list-level-properties text:space-before="4.4846in" text:min-label-width="0.1965in"/>
      </text:list-level-style-number>
      <text:list-level-style-number text:level="10" text:style-name="Numbering_20_Symbols" loext:num-list-format="%10%." style:num-suffix="." style:num-format="1">
        <style:list-level-properties text:space-before="4.97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3209in" fo:min-width="0.1098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3193in" fo:min-width="0.1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23b33ebe-7fff-a118-a830-da0073b3400e"/>Problem Statement 1</text:p>
      <text:p text:style-name="P1"><text:span text:style-name="Strong_20_Emphasis"><text:span text:style-name="T28">1. A </text:span></text:span><text:span text:style-name="Strong_20_Emphasis"><text:span text:style-name="T27">high-level, research-oriented approach</text:span></text:span><text:span text:style-name="T27"> to solving the problem of </text:span><text:span text:style-name="Strong_20_Emphasis"><text:span text:style-name="T27">fetching <text:s text:c="2"/>book data from a REST API, storing it in SQLite, and displaying it</text:span></text:span><text:span text:style-name="T27">. The focus is on </text:span><text:span text:style-name="Strong_20_Emphasis"><text:span text:style-name="T27">architecture, design choices, and reasoning.</text:span></text:span></text:p>
      <text:p text:style-name="P2"><draw:frame text:anchor-type="paragraph" draw:z-index="0" draw:name="Text Frame 2" draw:style-name="gr4" draw:text-style-name="P32" svg:width="1.3024in" svg:height="0.1969in" svg:x="1.0445in" svg:y="0.1028in"><draw:text-box><text:p><text:s text:c="12"/>Start</text:p></draw:text-box></draw:frame><text:span text:style-name="T1"><text:s/></text:span></text:p>
      <text:list xml:id="list3151570191" text:style-name="L1">
        <text:list-header>
          <text:p text:style-name="P3"><draw:custom-shape text:anchor-type="paragraph" draw:z-index="2" draw:name="Shape 1" draw:style-name="gr3" svg:width="0.2189in" svg:height="0.365in" svg:x="1.5654in" svg:y="0.03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 draw:name="Text Frame 3" draw:style-name="gr1" draw:text-style-name="P32" svg:width="1.2189in" svg:height="0.576in" svg:x="1.2008in" svg:y="0.3126in"><draw:text-box><text:p/><text:p>Fetch API Data</text:p><text:p><text:s/></text:p></draw:text-box></draw:frame><text:span text:style-name="T3"/></text:p>
        </text:list-header>
      </text:list>
      <text:p text:style-name="P13"/>
      <text:p text:style-name="P14"><draw:custom-shape text:anchor-type="paragraph" draw:z-index="3" draw:name="Shape 2" draw:style-name="gr3" svg:width="0.2189in" svg:height="0.365in" svg:x="1.5654in" svg:y="0.08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0"/></text:p>
      <text:p text:style-name="P14"><draw:frame text:anchor-type="paragraph" draw:z-index="5" draw:name="Text Frame 4" draw:style-name="gr1" draw:text-style-name="P32" svg:width="1.2189in" svg:height="0.576in" svg:x="1.2008in" svg:y="0.052in"><draw:text-box><text:p/><text:p>Validate &amp; Clean</text:p><text:p><text:s/></text:p></draw:text-box></draw:frame><text:span text:style-name="T10"/></text:p>
      <text:p text:style-name="P14"><text:span text:style-name="T10"/></text:p>
      <text:p text:style-name="P14"><draw:custom-shape text:anchor-type="paragraph" draw:z-index="7" draw:name="Shape 3" draw:style-name="gr3" svg:width="0.2189in" svg:height="0.365in" svg:x="1.5862in" svg:y="0.020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0"/></text:p>
      <text:p text:style-name="P14"><draw:frame text:anchor-type="paragraph" draw:z-index="6" draw:name="Text Frame 5" draw:style-name="gr1" draw:text-style-name="P32" svg:width="1.2189in" svg:height="0.576in" svg:x="1.2008in" svg:y="0.0209in"><draw:text-box><text:p/><text:p>Store in SQLite</text:p><text:p><text:s/></text:p></draw:text-box></draw:frame><text:span text:style-name="T10"/></text:p>
      <text:p text:style-name="P14"><text:span text:style-name="T10"/></text:p>
      <text:p text:style-name="P14"><draw:custom-shape text:anchor-type="paragraph" draw:z-index="8" draw:name="Shape 4" draw:style-name="gr3" svg:width="0.2189in" svg:height="0.365in" svg:x="1.5965in" svg:y="-0.041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0"/></text:p>
      <text:p text:style-name="P14"><draw:frame text:anchor-type="paragraph" draw:z-index="4" draw:name="Text Frame 1" draw:style-name="gr1" draw:text-style-name="P32" svg:width="1.2189in" svg:height="0.3843in" svg:x="1.2217in" svg:y="-0.0311in"><draw:text-box><text:p/><text:p>Retrieve Data</text:p></draw:text-box></draw:frame><text:span text:style-name="T10"/></text:p>
      <text:p text:style-name="P14"><draw:custom-shape text:anchor-type="paragraph" draw:z-index="10" draw:name="Shape 5" draw:style-name="gr3" svg:width="0.2189in" svg:height="0.365in" svg:x="1.5965in" svg:y="0.154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0"/></text:p>
      <text:p text:style-name="P14"><draw:frame text:anchor-type="paragraph" draw:z-index="9" draw:name="Text Frame 6" draw:style-name="gr1" draw:text-style-name="P32" svg:width="1.2189in" svg:height="0.3843in" svg:x="1.1902in" svg:y="0.0835in"><draw:text-box><text:p/><text:p>Display Output</text:p></draw:text-box></draw:frame><text:span text:style-name="T10"/></text:p>
      <text:p text:style-name="P14"><text:span text:style-name="T10"/></text:p>
      <text:p text:style-name="P14"><draw:custom-shape text:anchor-type="paragraph" draw:z-index="11" draw:name="Shape 6" draw:style-name="gr2" draw:text-style-name="P33" svg:width="0.2197in" svg:height="0.3661in" svg:x="1.5965in" svg:y="0.050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0"/></text:p>
      <text:p text:style-name="P14"><draw:frame text:anchor-type="paragraph" draw:z-index="12" draw:name="Text Frame 7" draw:style-name="gr1" draw:text-style-name="P32" svg:width="1.2189in" svg:height="0.3843in" svg:x="1.2634in" svg:y="0.0728in"><draw:text-box><text:p/><text:p><text:s text:c="7"/>End <text:s/></text:p></draw:text-box></draw:frame><text:span text:style-name="T10"/></text:p>
      <text:p text:style-name="P14"><text:span text:style-name="T10"/></text:p>
      <text:p text:style-name="P14"><text:span text:style-name="T10"/></text:p>
      <text:p text:style-name="P14"><text:span text:style-name="T10"/></text:p>
      <text:list xml:id="list3552752171" text:style-name="L17">
        <text:list-item>
          <text:p text:style-name="P7"><text:span text:style-name="Strong_20_Emphasis"><text:span text:style-name="T24">Receive JSON data</text:span></text:span><text:span text:style-name="T24"><text:line-break/>Get the response from the API containing book details like title, author, and publication year.</text:span></text:p>
        </text:list-item>
      </text:list>
      <text:list xml:id="list3330117623" text:style-name="L18">
        <text:list-item>
          <text:p text:style-name="P8"><text:span text:style-name="Strong_20_Emphasis"><text:span text:style-name="T24">Validate the data</text:span></text:span><text:span text:style-name="T24"><text:line-break/>Check that each book has valid and complete fields (no missing or incorrect values).</text:span></text:p>
        </text:list-item>
      </text:list>
      <text:list xml:id="list3745121674" text:style-name="L19">
        <text:list-item>
          <text:p text:style-name="P9"><text:span text:style-name="Strong_20_Emphasis"><text:span text:style-name="T24">Create the SQLite database</text:span></text:span><text:span text:style-name="T24"><text:line-break/>Set up a local SQLite database and create a table to store book information.</text:span></text:p>
        </text:list-item>
      </text:list>
      <text:list xml:id="list1757161580" text:style-name="L20">
        <text:list-item>
          <text:p text:style-name="P10"><text:span text:style-name="Strong_20_Emphasis"><text:span text:style-name="T24">Store data in the database</text:span></text:span><text:span text:style-name="T24"><text:line-break/>Insert the validated book records into the SQLite table.</text:span></text:p>
        </text:list-item>
      </text:list>
      <text:list xml:id="list1880147457" text:style-name="L21">
        <text:list-item>
          <text:p text:style-name="P11"><text:span text:style-name="Strong_20_Emphasis"><text:span text:style-name="T24">Retrieve data from the database</text:span></text:span><text:span text:style-name="T24"><text:line-break/>Query the SQLite database to fetch the stored book records.</text:span></text:p>
        </text:list-item>
      </text:list>
      <text:list xml:id="list1675912466" text:style-name="L22">
        <text:list-item>
          <text:p text:style-name="P12"><text:span text:style-name="Strong_20_Emphasis"><text:span text:style-name="T24">Display the data</text:span></text:span><text:span text:style-name="T24"><text:line-break/>Show the books in a readable format (table, list, or simple UI).</text:span></text:p>
        </text:list-item>
      </text:list>
      <text:p text:style-name="P17">The code is also given in https://drive.google.com/file/d/1Rk0Du-aYGkPgA1ANEagl9pnOxamBXeiQ/view?usp=drive_link</text:p>
      <text:p text:style-name="P14"><text:span text:style-name="T10"/></text:p>
      <text:p text:style-name="P14"><text:span text:style-name="T10"/></text:p>
      <text:p text:style-name="P18"><text:span text:style-name="T10"/></text:p>
      <text:p text:style-name="P15"><text:soft-page-break/><text:span text:style-name="T11">2.</text:span><text:span text:style-name="T16">To achieve this in Python 3, you can use the </text:span><text:span text:style-name="T17">request,pandas and matplotlib.pyplot </text:span><text:span text:style-name="T16">libraries. The script below demonstrates the process by fetching data from a public API that provides dummy data, processing it to find the average score, and displaying a bar chart. </text:span><text:span text:style-name="T18">The code <text:s/>to achieve this is given by : https://drive.google.com/file/d/1I5YuzyykWG_i8DWUKmip2qqJIw3aqfCk/view?usp=drive_link</text:span><text:span text:style-name="T1"><text:line-break/></text:span></text:p>
      <text:p text:style-name="P18"><text:span text:style-name="T10"/></text:p>
      <text:p text:style-name="P16"><text:span text:style-name="T11">3</text:span><text:span text:style-name="T7">.</text:span><text:span text:style-name="T5">First, a simple CSV file is created to hold user details like names and email addresses. This file serves as the starting point for the process. The Python script then opens the CSV file and reads each record one by one. After that, the script connects to an SQLite database, creating it automatically if it does not already exist. A table is set up to organize the user information properly. As the script processes the file, each user record is saved into the database. At the end, the stored data is read back and displayed to make sure everything was imported correctly. </text:span><text:span text:style-name="T6">The steps are as follows: </text:span></text:p>
      <text:p text:style-name="P5"><text:span text:style-name="T14">Create a file named </text:span><text:span text:style-name="Source_20_Text"><text:span text:style-name="T14">users.csv</text:span></text:span></text:p>
      <text:list xml:id="list3758184840" text:style-name="L26">
        <text:list-item>
          <text:p text:style-name="P19">Add name and email data to the CSV file</text:p>
        </text:list-item>
      </text:list>
      <text:list xml:id="list2290228836" text:style-name="L27">
        <text:list-item>
          <text:p text:style-name="P20">Save the CSV in the same folder as the Python script</text:p>
        </text:list-item>
      </text:list>
      <text:list xml:id="list649108275" text:style-name="L28">
        <text:list-item>
          <text:p text:style-name="P21">Run the Python script</text:p>
        </text:list-item>
      </text:list>
      <text:list xml:id="list74461810" text:style-name="L29">
        <text:list-item>
          <text:p text:style-name="P22">The script reads the CSV file</text:p>
        </text:list-item>
      </text:list>
      <text:list xml:id="list1915523402" text:style-name="L30">
        <text:list-item>
          <text:p text:style-name="P23">An SQLite database file is created automatically</text:p>
        </text:list-item>
      </text:list>
      <text:list xml:id="list3307730783" text:style-name="L31">
        <text:list-item>
          <text:p text:style-name="P24">User data is stored in the database</text:p>
        </text:list-item>
      </text:list>
      <text:list xml:id="list2075043525" text:style-name="L32">
        <text:list-item>
          <text:p text:style-name="P25">The data is printed for verification</text:p>
        </text:list-item>
      </text:list>
      <text:p text:style-name="P26"><text:span text:style-name="T5">The python code and file attached herewith: </text:span><text:a xlink:type="simple" xlink:href="https://drive.google.com/file/d/1ZZhV7B8GM49etmXlBe_ChTF2fsafHcNs/view?usp=drive_link" text:style-name="Internet_20_link" text:visited-style-name="Visited_20_Internet_20_Link">https://drive.google.com/file/d/1ZZhV7B8GM49etmXlBe_ChTF2fsafHcNs/view?usp=drive_link</text:a></text:p>
      <text:p text:style-name="P26"><text:span text:style-name="T5"><text:s/></text:span></text:p>
      <text:p text:style-name="P29"><text:span text:style-name="T5">4. One of the python code I have written to move my robot using ROS is given herewith: https://drive.google.com/file/d/1yEHSeECmBVWJ3JQ-bmC-D65bDKH6CcJ7/view?usp=drive_link</text:span></text:p>
      <text:p text:style-name="P30"><text:span text:style-name="T13"/></text:p>
      <text:p text:style-name="P14"><text:span text:style-name="T10">Problem statement- assignment 2</text:span></text:p>
      <text:p text:style-name="P14"><text:span text:style-name="T12">1.</text:span><text:span text:style-name="T8">I can </text:span><text:span text:style-name="T4"><text:s/>rate </text:span><text:span text:style-name="T8">myself </text:span><text:span text:style-name="T4">on (LLM, Deep Learning, AI, ML) </text:span><text:span text:style-name="T8">as </text:span><text:span text:style-name="T9">A</text:span></text:p>
      <text:p text:style-name="P14"><text:span text:style-name="T4"/></text:p>
      <text:p text:style-name="P4"><text:span text:style-name="T15">2.</text:span><text:span text:style-name="T25">An LLM chatbot combines </text:span><text:span text:style-name="Strong_20_Emphasis"><text:span text:style-name="T25">UI, context management, prompt orchestration, knowledge retrieval, LLM inference, tools, and safety layers</text:span></text:span><text:span text:style-name="T25"> to deliver intelligent, scalable, and reliable conversations.a </text:span><text:span text:style-name="Strong_20_Emphasis"><text:span text:style-name="T25">high-level, practical view of the key architectural components</text:span></text:span><text:span text:style-name="T25"> needed to build an </text:span><text:span text:style-name="Strong_20_Emphasis"><text:span text:style-name="T25">LLM-based chatbot</text:span></text:span><text:span text:style-name="T25">, from user input to final response </text:span><text:span text:style-name="T26">are given below:</text:span></text:p>
      <text:p text:style-name="P14"><text:span text:style-name="T21">Core Architectural Components</text:span></text:p>
      <text:list xml:id="list2534257488" text:style-name="L23">
        <text:list-item>
          <text:p text:style-name="P6"><text:span text:style-name="Strong_20_Emphasis"><text:span text:style-name="T19">User Interface (UI) Layer</text:span></text:span><text:span text:style-name="T19">: The front-end where users interact (web, app).</text:span></text:p>
        </text:list-item>
        <text:list-item>
          <text:p text:style-name="P6"><text:a xlink:type="simple" xlink:href="https://www.google.com/search?q=Orchestration+Layer&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C" text:style-name="Internet_20_link" text:visited-style-name="Visited_20_Internet_20_Link"><text:span text:style-name="Strong_20_Emphasis"><text:span text:style-name="T19">Orchestration Layer</text:span></text:span></text:a><text:span text:style-name="T19">: The central conductor (e.g., using LangChain/LlamaIndex) that routes user input, manages conversation flow, calls tools, and coordinates components.</text:span></text:p>
        </text:list-item>
        <text:list-item>
          <text:p text:style-name="P6"><text:soft-page-break/><text:a xlink:type="simple" xlink:href="https://www.google.com/search?q=LLM+%28Large+Language+Model%29&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E" text:style-name="Internet_20_link" text:visited-style-name="Visited_20_Internet_20_Link"><text:span text:style-name="Strong_20_Emphasis"><text:span text:style-name="T19">LLM (Large Language Model)</text:span></text:span></text:a><text:span text:style-name="T19">: The core model (e.g., GPT-4, Mistral) that understands and generates human-like text.</text:span></text:p>
        </text:list-item>
        <text:list-item>
          <text:p text:style-name="P6"><text:a xlink:type="simple" xlink:href="https://www.google.com/search?q=Knowledge+Retrieval+%28RAG%29&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G" text:style-name="Internet_20_link" text:visited-style-name="Visited_20_Internet_20_Link"><text:span text:style-name="Strong_20_Emphasis"><text:span text:style-name="T19">Knowledge Retrieval (RAG)</text:span></text:span></text:a><text:span text:style-name="T19">:</text:span></text:p>
          <text:list>
            <text:list-item>
              <text:p text:style-name="P6"><text:span text:style-name="Strong_20_Emphasis"><text:span text:style-name="T19">Embedding Model</text:span></text:span><text:span text:style-name="T19">: Converts text into numerical vectors (embeddings).</text:span></text:p>
            </text:list-item>
            <text:list-item>
              <text:p text:style-name="P6"><text:span text:style-name="Strong_20_Emphasis"><text:span text:style-name="T20">Vector Databaase</text:span></text:span><text:span text:style-name="T19">: Stores and efficiently searches these embeddings (e.g., Pinecone, ChromaDB).</text:span></text:p>
            </text:list-item>
            <text:list-item>
              <text:p text:style-name="P6"><text:a xlink:type="simple" xlink:href="https://www.google.com/search?q=Data+Indexing&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L" text:style-name="Internet_20_link" text:visited-style-name="Visited_20_Internet_20_Link"><text:span text:style-name="Strong_20_Emphasis"><text:span text:style-name="T19">Data Indexing</text:span></text:span></text:a><text:span text:style-name="T19">: An offline process to prepare and load data into the vector store.</text:span></text:p>
            </text:list-item>
          </text:list>
        </text:list-item>
        <text:list-item>
          <text:p text:style-name="P6"><text:a xlink:type="simple" xlink:href="https://www.google.com/search?q=Prompt+Engineering+%26+Management&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N" text:style-name="Internet_20_link" text:visited-style-name="Visited_20_Internet_20_Link"><text:span text:style-name="Strong_20_Emphasis"><text:span text:style-name="T19">Prompt Engineering &amp; Management</text:span></text:span></text:a><text:span text:style-name="T19">: Crafting instructions (prompts) to guide the LLM's responses and behavior.</text:span></text:p>
        </text:list-item>
        <text:list-item>
          <text:p text:style-name="P6"><text:a xlink:type="simple" xlink:href="https://www.google.com/search?q=Memory%2FContext+Management&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P" text:style-name="Internet_20_link" text:visited-style-name="Visited_20_Internet_20_Link"><text:span text:style-name="Strong_20_Emphasis"><text:span text:style-name="T19">Memory/Context Management</text:span></text:span></text:a><text:span text:style-name="T19">: Stores past conversation turns to maintain context and personalization.</text:span></text:p>
        </text:list-item>
        <text:list-item>
          <text:p text:style-name="P6"><text:a xlink:type="simple" xlink:href="https://www.google.com/search?q=Tool%2FAPI+Integration+Layer&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R" text:style-name="Internet_20_link" text:visited-style-name="Visited_20_Internet_20_Link"><text:span text:style-name="Strong_20_Emphasis"><text:span text:style-name="T19">Tool/API Integration Layer</text:span></text:span></text:a><text:span text:style-name="T19">: Connects the chatbot to external systems (databases, APIs) for real-time data or actions (e.g., checking order status).</text:span></text:p>
        </text:list-item>
        <text:list-item>
          <text:p text:style-name="P6"><text:a xlink:type="simple" xlink:href="https://www.google.com/search?q=Backend+%26+Deployment&amp;oq=key+architectural+components+to+create+a+chatbot+based+on+LLM&amp;gs_lcrp=EgZjaHJvbWUyBggAEEUYOTIHCAEQIRiPAjIHCAIQIRiPAtIBCDEwMDlqMGo3qAIIsAIB8QUF1M2yYsvgig&amp;sourceid=chrome&amp;ie=UTF-8&amp;mstk=AUtExfB5nfJpk9WXebA5XHAJitrW3YPFLXILcEgh-ZgY3ho_Pox4YQY4j86MdoV-bQ4zSGRkvy2D2FhSo6BoyF8cNksyee-aauSvy6oyxToXm_VhCGfuNz_IkoGgp4Sbc5Y3udoXj5g086OiWGkgZlrrsKphzDvLWb6iRpByBsq5rb6ti2s&amp;csui=3&amp;ved=2ahUKEwifgZrN5IqSAxWYXGwGHWwfDHkQgK4QegQIBhAT" text:style-name="Internet_20_link" text:visited-style-name="Visited_20_Internet_20_Link"><text:span text:style-name="Strong_20_Emphasis"><text:span text:style-name="T19">Backend &amp; Deployment</text:span></text:span></text:a><text:span text:style-name="T19">: Infrastructure (cloud/on-premise), logging, monitoring, and scalability solutions (Docker, FastAPI, AWS). </text:span></text:p>
        </text:list-item>
      </text:list>
      <text:p text:style-name="P31"><text:line-break/></text:p>
      <text:p text:style-name="P27"><text:span text:style-name="T22">3. </text:span>A vector database is designed to store and search numerical representations of data, such as text, images, or audio, that are generated using machine learning models. Instead of looking for exact matches like traditional databases, it focuses on finding items that are similar to each other. This is done using approximate nearest neighbor techniques, which make it possible to quickly identify vectors that are close to a given query. Because of this, vector databases are especially useful for tasks like semantic search, recommendation systems, and similarity matching.</text:p>
      <text:p text:style-name="P28">Some key characteristics of a vector database include the ability to efficiently store and index large numbers of high-dimensional vectors, perform fast similarity searches using measures such as cosine similarity or Euclidean distance, integrate smoothly with machine learning and embedding models, and scale to support large datasets and high query volumes.</text:p>
      <text:p text:style-name="P28">For a hypothetical use case involving real-time semantic search in an e-commerce platform, Pinecone would be a strong choice. In this scenario, an online retailer wants to build a product search and recommendation system that works with both text descriptions and images. Millions of product listings need to be converted into vector embeddings so users can search in natural language or upload an image and immediately see relevant, similar products. The system must be fast, highly available, and able to grow as the product catalog and user traffic increase.</text:p>
      <text:p text:style-name="P28">Pinecone fits these requirements well because it is a fully managed, cloud-native vector database. It removes the burden of managing infrastructure, indexing, and scaling, allowing teams to focus on improving the search and recommendation experience. Pinecone is built to support large-scale datasets and deliver low-latency results even under heavy traffic, which is critical for an e-commerce environment. Its simple APIs and compatibility with popular machine learning tools make it easy to integrate into existing pipelines. In addition, its serverless pricing model helps <text:soft-page-break/>control costs by charging only for actual usage, making it practical for platforms with variable demand.</text:p>
      <text:p text:style-name="P27"><text:span text:style-name="T29">The full file for this project link is given herewith:https://drive.google.com/drive/folders/1ZPcWbq0LmuS-sfuTq5rvMWAqOeQFeBHi?usp=drive_link</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 svg:font-family=""/>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4T13:10:29.045475021</meta:creation-date>
    <dc:date>2026-01-14T18:49:23.022216318</dc:date>
    <meta:editing-duration>PT8M58S</meta:editing-duration>
    <meta:editing-cycles>1</meta:editing-cycles>
    <meta:document-statistic meta:table-count="0" meta:image-count="0" meta:object-count="0" meta:page-count="4" meta:paragraph-count="44" meta:word-count="949" meta:character-count="6410" meta:non-whitespace-character-count="5515"/>
    <meta:generator>LibreOffice/7.3.7.2$Linux_X86_64 LibreOffice_project/30$Build-2</meta:generator>
  </office:meta>
</office:document-meta>
</file>